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1</text:p>
      <text:p text:style-name="P5">Date (derived from Gregorian calendar)<text:tab/>June 8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June 8th 5651/</text:p>
      <text:p text:style-name="P2">Dear Dr!/</text:p>
      <text:p text:style-name="P2"><text:tab/>To my great regret I was not/ able to prepare a list of the books/ in the library of the Seminary, in/ accordance with your desire as the/ task is rather greater than I had/ anticipated. <text:s/>I shall, however, try/ to prepare it for you in the course/ of this and the coming week./</text:p>
      <text:p text:style-name="P2">I would, however, call your attention/ to the fact that, as far as I know,/ no arrangements have been made/ for a course of lectures in connection/ with the Summer term as has been/ the custom of the Seminary hitherto./ <text:s/>In case such lectures are to be held/ it is the height of time to pre-/-pare the programme as the Summer/</text:p>
      <text:p text:style-name="P2"/>
      <text:p text:style-name="P2">[Page 2]</text:p>
      <text:p text:style-name="P2">term begins next Monday, the 15th/ inst./</text:p>
      <text:p text:style-name="P2">Hoping you are well and wishing/ you and your esteemed family pleas-/-ant holidays, I am/ very <text:soft-page-break/>sincerely yours/ Bernard Drachman/ Preceptor/ J. T. Seminar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47:22.08</meta:creation-date>
    <meta:document-statistic meta:table-count="0" meta:image-count="0" meta:object-count="0" meta:page-count="3" meta:paragraph-count="68" meta:word-count="323" meta:character-count="2111"/>
    <dc:date>2011-11-23T15:51:23.18</dc:date>
    <dc:creator>Penn Libraries</dc:creator>
    <meta:editing-duration>PT00H04M01S</meta:editing-duration>
    <meta:editing-cycles>1</meta:editing-cycles>
    <meta:generator>OpenOffice.org/3.2$Win32 OpenOffice.org_project/320m12$Build-9483</meta:generator>
  </office:meta>
</office:document-meta>
</file>